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531" officeooo:paragraph-rsid="001c6531"/>
    </style:style>
    <style:style style:name="P2" style:family="paragraph" style:parent-style-name="Standard">
      <style:text-properties officeooo:rsid="001ddf9a" officeooo:paragraph-rsid="001ddf9a"/>
    </style:style>
    <style:style style:name="P3" style:family="paragraph" style:parent-style-name="Standard">
      <style:text-properties officeooo:rsid="001ddf9a" officeooo:paragraph-rsid="001ddf9a"/>
    </style:style>
    <style:style style:name="P4" style:family="paragraph" style:parent-style-name="Standard">
      <style:text-properties officeooo:rsid="001fe384" officeooo:paragraph-rsid="001fe384"/>
    </style:style>
    <style:style style:name="P5" style:family="paragraph" style:parent-style-name="Standard">
      <style:text-properties officeooo:rsid="0021cf6f" officeooo:paragraph-rsid="0021cf6f"/>
    </style:style>
    <style:style style:name="T1" style:family="text">
      <style:text-properties officeooo:rsid="001ee0cb"/>
    </style:style>
    <style:style style:name="T2" style:family="text">
      <style:text-properties officeooo:rsid="0021f1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lunchtime, avoid unprofessionality,</text:p>
      <text:p text:style-name="P1"/>
      <text:p text:style-name="P1">In the litterature this is acceved and this. But nothing as comprehensive as our model.</text:p>
      <text:p text:style-name="P1"/>
      <text:p text:style-name="P1">As mentioned above avoid that.. Its ok to repeat just change formulation in each section..</text:p>
      <text:p text:style-name="P1"/>
      <text:p text:style-name="P1">The tabels, left align them rather in a list. Make them look like in the maratime <text:span text:style-name="T1">paper..</text:span></text:p>
      <text:p text:style-name="P1"/>
      <text:p text:style-name="P2">Explain each constraint if possible..</text:p>
      <text:p text:style-name="P2"/>
      <text:p text:style-name="P2">Two types of papers are relevant.. focus on the problem type and solution approach. Pickup and delivery started here... and then he added this and he added that etc..</text:p>
      <text:p text:style-name="P2"/>
      <text:p text:style-name="P2">There are many applications in maritime, vehicle, etc... then focus on one part that is relevant to our problem...</text:p>
      <text:p text:style-name="P2"/>
      <text:p text:style-name="P2">then this part come which is not touched by the litterature..</text:p>
      <text:p text:style-name="P2"/>
      <text:p text:style-name="P4">Maybe the doc constraint has been considered in other problems? Warehouse problems etc? Factory papaers...</text:p>
      <text:p text:style-name="P4">when you look at the supply chain as a whole.. </text:p>
      <text:p text:style-name="P4"/>
      <text:p text:style-name="P4">To our knowledge having all these assumtions have not been touched.</text:p>
      <text:p text:style-name="P4"/>
      <text:p text:style-name="P4">Say the whole problem has not been touched to our knowledge not single parts of the problem.</text:p>
      <text:p text:style-name="P4"/>
      <text:p text:style-name="P4">If anything similar has been done. </text:p>
      <text:p text:style-name="P4"/>
      <text:p text:style-name="P5">Make a good name for our problem and say we will </text:p>
      <text:p text:style-name="P5"/>
      <text:p text:style-name="P5">Do not downgrade the paper. Dont say its based on other papers problems...</text:p>
      <text:p text:style-name="P5"/>
      <text:p text:style-name="P5">Dont say the first problem that comes to mind.. That sounds informal and like conversation..</text:p>
      <text:p text:style-name="P5"/>
      <text:p text:style-name="P5">For the pesentation:</text:p>
      <text:p text:style-name="P5"/>
      <text:p text:style-name="P5">Explain the problem,</text:p>
      <text:p text:style-name="P5">explain each mathematical form<text:span text:style-name="T2">ulation.3</text:span></text:p>
      <text:p text:style-name="P5">Have an overview over the litterature in general in PPDTW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7:54:18.603109479</meta:creation-date>
    <meta:generator>LibreOffice/6.0.6.2$Linux_X86_64 LibreOffice_project/00m0$Build-2</meta:generator>
    <dc:date>2018-12-06T23:46:34.654475198</dc:date>
    <meta:editing-duration>P1DT7H5M7S</meta:editing-duration>
    <meta:editing-cycles>2</meta:editing-cycles>
    <meta:document-statistic meta:table-count="0" meta:image-count="0" meta:object-count="0" meta:page-count="1" meta:paragraph-count="20" meta:word-count="233" meta:character-count="1382" meta:non-whitespace-character-count="1165"/>
  </office:meta>
</office:document-meta>
</file>